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9b671" officeooo:paragraph-rsid="0009b671"/>
    </style:style>
    <style:style style:name="P2" style:family="paragraph" style:parent-style-name="Text_20_body">
      <style:text-properties officeooo:rsid="0011eda1" officeooo:paragraph-rsid="0011eda1"/>
    </style:style>
    <style:style style:name="P3" style:family="paragraph" style:parent-style-name="Text_20_body">
      <style:text-properties officeooo:rsid="00138190" officeooo:paragraph-rsid="00138190"/>
    </style:style>
    <style:style style:name="P4" style:family="paragraph" style:parent-style-name="Title">
      <style:text-properties officeooo:rsid="0009b671" officeooo:paragraph-rsid="0009b671"/>
    </style:style>
    <style:style style:name="P5" style:family="paragraph" style:parent-style-name="Text_20_body">
      <style:text-properties officeooo:rsid="0013e606" officeooo:paragraph-rsid="0011eda1"/>
    </style:style>
    <style:style style:name="P6" style:family="paragraph" style:parent-style-name="Heading_20_2">
      <style:text-properties officeooo:rsid="0009b671" officeooo:paragraph-rsid="0009b671"/>
    </style:style>
    <style:style style:name="P7" style:family="paragraph" style:parent-style-name="Heading_20_2">
      <style:text-properties officeooo:rsid="000b6663" officeooo:paragraph-rsid="000b6663"/>
    </style:style>
    <style:style style:name="P8" style:family="paragraph" style:parent-style-name="Heading_20_2">
      <style:text-properties officeooo:rsid="000b6663" officeooo:paragraph-rsid="00139028"/>
    </style:style>
    <style:style style:name="T1" style:family="text">
      <style:text-properties officeooo:rsid="0011832f"/>
    </style:style>
    <style:style style:name="T2" style:family="text">
      <style:text-properties officeooo:rsid="00139028"/>
    </style:style>
    <style:style style:name="T3" style:family="text">
      <style:text-properties officeooo:rsid="0013e606"/>
    </style:style>
    <style:style style:name="T4" style:family="text">
      <style:text-properties officeooo:rsid="001594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3. <text:s/><text:span text:style-name="T1">Creating pillars and grains</text:span></text:p>
      <text:p text:style-name="P1"/>
      <text:h text:style-name="P6" text:outline-level="2"/>
      <text:p text:style-name="P1"/>
      <text:h text:style-name="P7" text:outline-level="2">Creating <text:s/><text:span text:style-name="T2">a new grain in /etc/salt/minion</text:span></text:h>
      <text:p text:style-name="P2">We'll make <text:span text:style-name="T3">two </text:span>grain<text:span text:style-name="T3">s</text:span> <text:span text:style-name="T3">one </text:span>called 'roles' that has the following data:</text:p>
      <text:p text:style-name="P2">roles: </text:p>
      <text:p text:style-name="P2"><text:s text:c="2"/>- webserver </text:p>
      <text:p text:style-name="P2"><text:s text:c="2"/>- dbserver </text:p>
      <text:p text:style-name="P2"><text:s text:c="2"/>- midwareserver </text:p>
      <text:p text:style-name="P2"><text:s text:c="2"/>- ldapserver </text:p>
      <text:p text:style-name="P2"><text:s text:c="2"/>- fileprintserver </text:p>
      <text:p text:style-name="P5">and one called deploymentt</text:p>
      <text:p text:style-name="P2">deployment: </text:p>
      <text:p text:style-name="P2"><text:s text:c="2"/>- datacenter1: London </text:p>
      <text:p text:style-name="P2"><text:s text:c="2"/>- datacenter2: New York </text:p>
      <text:p text:style-name="P2"><text:s text:c="2"/>- datacenter3: Bangalore </text:p>
      <text:p text:style-name="P2">- <text:s/>datacenter4: Shanghai </text:p>
      <text:p text:style-name="P2"/>
      <text:h text:style-name="P8" text:outline-level="2">Creating <text:s/><text:span text:style-name="T2">a new pillar in /srv/salt/pillar</text:span></text:h>
      <text:p text:style-name="P2">We'll also create a pillar in /srv/salt/pillar that has the server names for both dev and qa environments. </text:p>
      <text:p text:style-name="P2">Don't forget to create the top.sls file for the pillar.</text:p>
      <text:p text:style-name="P3">The system_envs.sls file should look like this. <text:s/>Change the sid value to your student number. </text:p>
      <text:p text:style-name="P3">{% set sid = 1 %} </text:p>
      <text:p text:style-name="P3"/>
      <text:p text:style-name="P3">dev_systems: </text:p>
      <text:p text:style-name="P3"><text:s text:c="2"/>- webserver-s{{ sid }}-<text:span text:style-name="T4">dev</text:span></text:p>
      <text:p text:style-name="P3"><text:s text:c="2"/>- dbserver-s{{ sid }}-<text:span text:style-name="T4">dev</text:span></text:p>
      <text:p text:style-name="P3"><text:s text:c="2"/>- midserver-s{{ sid }}-<text:span text:style-name="T4">dev</text:span></text:p>
      <text:p text:style-name="P3"><text:soft-page-break/><text:s/></text:p>
      <text:p text:style-name="P3">qa_systems: </text:p>
      <text:p text:style-name="P3"><text:s text:c="2"/>- webserver-s{{ sid }}-<text:span text:style-name="T4">qa</text:span></text:p>
      <text:p text:style-name="P3"><text:s text:c="2"/>- dbserver-s{{ sid }}-<text:span text:style-name="T4">qa</text:span></text:p>
      <text:p text:style-name="P3">- midserver-s{{ sid }}-<text:span text:style-name="T4">qa</text:span></text:p>
      <text:p text:style-name="P3"/>
      <text:p text:style-name="P3">Run salt '*' saltutil.sync_all to synchronize the grains and pillars to the minions.</text:p>
      <text:p text:style-name="P3">Now run salt '*' grains.ls and salt '*' pillars.items </text:p>
      <text:p text:style-name="P3">to list the pillar and grain data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6:08:39.284070629</meta:creation-date>
    <dc:date>2017-07-03T20:20:11.875709059</dc:date>
    <meta:editing-duration>P1DT1H28M17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2" meta:paragraph-count="32" meta:word-count="163" meta:character-count="1048" meta:non-whitespace-character-count="866"/>
  </office:meta>
</office:document-meta>
</file>